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d some elements and do something with them</text:p>
      <text:p text:style-name="Standard"/>
      <text:p text:style-name="Standard">//hide all divs on the page</text:p>
      <text:p text:style-name="Standard">jQuery('div').hide();</text:p>
      <text:p text:style-name="Standard">//update the text contained inside of all divs</text:p>
      <text:p text:style-name="Standard">jQuery('div').text('new content');</text:p>
      <text:p text:style-name="Standard">//add a class attribute with a value of updatedContent to all divs</text:p>
      <text:p text:style-name="Standard">jQuery('div').addClass("updatedContent");</text:p>
      <text:p text:style-name="Standard">//show all divs on the page</text:p>
      <text:p text:style-name="Standard">jQuery('div').show();</text:p>
      <text:p text:style-name="Standard"/>
      <text:p text:style-name="Standard"/>
      <text:p text:style-name="Standard">chaining</text:p>
      <text:p text:style-name="Standard"/>
      <text:p text:style-name="Standard"/>
      <text:p text:style-name="Standard">//hide all divs on the page</text:p>
      <text:p text:style-name="Standard">jQuery('div').hide();</text:p>
      <text:p text:style-name="Standard">//update the text contained inside of the div</text:p>
      <text:p text:style-name="Standard">jQuery('div').text('new content');</text:p>
      <text:p text:style-name="Standard">//add a class attribute with a value of updatedContent to all divs</text:p>
      <text:p text:style-name="Standard">jQuery('div').addClass("updatedContent");</text:p>
      <text:p text:style-name="Standard">//show all divs on the page</text:p>
      <text:p text:style-name="Standard">jQuery('div').show();</text:p>
      <text:p text:style-name="Standard"/>
      <text:p text:style-name="Standard">to this:</text:p>
      <text:p text:style-name="Standard">jQuery('div').hide().text('new content').addClass("updatedContent").show();</text:p>
      <text:p text:style-name="Standard">or, with indenting and line breaks, to this:</text:p>
      <text:p text:style-name="Standard">jQuery('div')</text:p>
      <text:p text:style-name="Standard">.hide()</text:p>
      <text:p text:style-name="Standard">.text('new content')</text:p>
      <text:p text:style-name="Standard">.addClass("updatedContent")</text:p>
      <text:p text:style-name="Standard">.show();</text:p>
      <text:p text:style-name="Standard"/>
      <text:p text:style-name="Standard">The jQuery wrapper set</text:p>
      <text:p text:style-name="Standard">A good majority of the time, if jQuery is involved, you’re going to be getting what is</text:p>
      <text:p text:style-name="Standard">known as a wrapper. In other words, you’ll be selecting DOM elements from an HTML</text:p>
      <text:p text:style-name="Standard">page that will be wrapped with jQuery functionality. Personally, I often refer to this as</text:p>
      <text:p text:style-name="Standard">a “wrapper set” or “wrapped set” because it’s a set of elements wrapped with jQuery</text:p>
      <text:p text:style-name="Standard">functionality.</text:p>
      <text:p text:style-name="Standard"/>
      <text:p text:style-name="Standard">&lt;body&gt;</text:p>
      <text:p text:style-name="Standard">&lt;div&gt;old content&lt;/div&gt;</text:p>
      <text:p text:style-name="Standard">&lt;div&gt;old content&lt;/div&gt;</text:p>
      <text:p text:style-name="Standard">&lt;div&gt;old content&lt;/div&gt;</text:p>
      <text:p text:style-name="Standard">&lt;div&gt;old content&lt;/div&gt;</text:p>
      <text:p text:style-name="Standard">&lt;script&gt;</text:p>
      <text:p text:style-name="Standard">//hide all divs on the page</text:p>
      <text:p text:style-name="Standard">jQuery('div').hide().text('new content').addClass("updatedContent").show(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<text:soft-page-break/>How the jQuery API Is Organized</text:p>
      <text:p text:style-name="Standard"/>
      <text:p text:style-name="Standard">• jQuery Core</text:p>
      <text:p text:style-name="Standard">— The jQuery Function</text:p>
      <text:p text:style-name="Standard">— jQuery Object Accessors</text:p>
      <text:p text:style-name="Standard">— Data</text:p>
      <text:p text:style-name="Standard">— Plugins</text:p>
      <text:p text:style-name="Standard">— Interoperability</text:p>
      <text:p text:style-name="Standard">• Selectors</text:p>
      <text:p text:style-name="Standard">— Basics</text:p>
      <text:p text:style-name="Standard">— Hierarchy</text:p>
      <text:p text:style-name="Standard">— Basic Filters</text:p>
      <text:p text:style-name="Standard">— Content Filters</text:p>
      <text:p text:style-name="Standard">— Visibility Filters</text:p>
      <text:p text:style-name="Standard">— Attribute Filters</text:p>
      <text:p text:style-name="Standard">— Child Filters</text:p>
      <text:p text:style-name="Standard">— Forms</text:p>
      <text:list xml:id="list769454702" text:style-name="L1">
        <text:list-item>
          <text:p text:style-name="P1">Form Filters</text:p>
        </text:list-item>
      </text:list>
      <text:p text:style-name="Standard"/>
      <text:p text:style-name="Standard">— Child Filters</text:p>
      <text:p text:style-name="Standard">— Forms</text:p>
      <text:p text:style-name="Standard">— Form Filters</text:p>
      <text:p text:style-name="Standard">• Attributes</text:p>
      <text:p text:style-name="Standard">— Attr</text:p>
      <text:p text:style-name="Standard">— Class</text:p>
      <text:p text:style-name="Standard">— HTML</text:p>
      <text:p text:style-name="Standard">— Text</text:p>
      <text:p text:style-name="Standard">— Value</text:p>
      <text:p text:style-name="Standard">Traversing</text:p>
      <text:p text:style-name="Standard">— Filtering</text:p>
      <text:p text:style-name="Standard">— Finding</text:p>
      <text:p text:style-name="Standard">— Chaining</text:p>
      <text:p text:style-name="Standard">Manipulation</text:p>
      <text:p text:style-name="Standard">— Changing Contents</text:p>
      <text:p text:style-name="Standard">— Inserting Inside</text:p>
      <text:p text:style-name="Standard">— Inserting Outside</text:p>
      <text:p text:style-name="Standard">— Inserting Around</text:p>
      <text:p text:style-name="Standard">— Replacing</text:p>
      <text:p text:style-name="Standard">— Removing</text:p>
      <text:p text:style-name="Standard">— Copying</text:p>
      <text:p text:style-name="Standard">CSS</text:p>
      <text:p text:style-name="Standard">— CSS</text:p>
      <text:p text:style-name="Standard">— Positioning</text:p>
      <text:p text:style-name="Standard">— Height and Widths</text:p>
      <text:p text:style-name="Standard">Events</text:p>
      <text:p text:style-name="Standard">— Page Load</text:p>
      <text:p text:style-name="Standard">— Event Handling</text:p>
      <text:p text:style-name="Standard">— Live Events</text:p>
      <text:p text:style-name="Standard">— Interaction Helpers</text:p>
      <text:p text:style-name="Standard">— Event Helpers</text:p>
      <text:p text:style-name="Standard">Effects</text:p>
      <text:p text:style-name="Standard">— Basics</text:p>
      <text:p text:style-name="Standard"><text:soft-page-break/>— Sliding</text:p>
      <text:p text:style-name="Standard">— Fading</text:p>
      <text:p text:style-name="Standard">— Custom</text:p>
      <text:p text:style-name="Standard">— Settings</text:p>
      <text:p text:style-name="Standard">Ajax</text:p>
      <text:p text:style-name="Standard">— AJAX Requests</text:p>
      <text:p text:style-name="Standard">8 | Chapter 1: jQuery Basics</text:p>
      <text:p text:style-name="Standard">www.it-ebooks.info</text:p>
      <text:p text:style-name="Standard">— AJAX Events</text:p>
      <text:p text:style-name="Standard">— Misc.</text:p>
      <text:p text:style-name="Standard">• Utilities</text:p>
      <text:p text:style-name="Standard">— Browser and Feature Detection</text:p>
      <text:p text:style-name="Standard">— Array and Object Operations</text:p>
      <text:p text:style-name="Standard">— Test Operations</text:p>
      <text:p text:style-name="Standard">— String Operations</text:p>
      <text:list xml:id="list1444836246" text:style-name="L2">
        <text:list-item>
          <text:p text:style-name="P2">Urls</text:p>
        </text:list-item>
      </text:list>
      <text:p text:style-name="Standard"/>
      <text:p text:style-name="Standard">Including the jQuery Library Code in an HTML Page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/head&gt;</text:p>
      <text:p text:style-name="Standard">&lt;body&gt;</text:p>
      <text:p text:style-name="Standard"/>
      <text:p text:style-name="Standard">&lt;script type="text/JavaScript"&gt;</text:p>
      <text:p text:style-name="Standard">alert('jQuery ' + jQuery.fn.jquery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>Executing jQuery/JavaScript Coded After the DOM Has</text:p>
      <text:p text:style-name="Standard">Loaded but Before Complete Page Load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jQuery(document).ready(function(){//DOM not loaded, must use ready event</text:p>
      <text:p text:style-name="Standard">alert(jQuery('p').text());</text:p>
      <text:p text:style-name="Standard">});</text:p>
      <text:p text:style-name="Standard">&lt;/script&gt;</text:p>
      <text:p text:style-name="Standard"><text:soft-page-break/>&lt;/head&gt;</text:p>
      <text:p text:style-name="Standard">&lt;body&gt;</text:p>
      <text:p text:style-name="Standard">&lt;p&gt;The DOM is ready!&lt;/p&gt;</text:p>
      <text:p text:style-name="Standard">&lt;/body&gt;</text:p>
      <text:p text:style-name="Standard">&lt;/html&gt;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jQuery(function(){ //DOM not loaded, must use ready event</text:p>
      <text:p text:style-name="Standard"/>
      <text:p text:style-name="Standard">alert(jQuery('p').text());</text:p>
      <text:p text:style-name="Standard">});</text:p>
      <text:p text:style-name="Standard">&lt;/script&gt;</text:p>
      <text:p text:style-name="Standard">&lt;/head&gt;</text:p>
      <text:p text:style-name="Standard">&lt;body&gt;</text:p>
      <text:p text:style-name="Standard">&lt;p&gt;The DOM is ready!&lt;/p&gt;</text:p>
      <text:p text:style-name="Standard">&lt;/body&gt;</text:p>
      <text:p text:style-name="Standard">&lt;/html&gt;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p&gt;The DOM is ready!&lt;/p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alert(jQuery('p').text());//go for it the DOM is loaded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/>
      <text:p text:style-name="Standard"><text:s/>Selecting DOM Elements Using Selectors and the jQuery</text:p>
      <text:p text:style-name="Standard">Function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<text:soft-page-break/>&lt;meta http-equiv="Content-Type" content="text/html; charset=UTF-8" /&gt;</text:p>
      <text:p text:style-name="Standard">&lt;/head&gt;</text:p>
      <text:p text:style-name="Standard">&lt;body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there are 6 elements</text:p>
      <text:p text:style-name="Standard">alert('Page contains ' + jQuery('a').length + ' &lt;a&gt; elements!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 bgcolor="yellow"&gt; &lt;!-- yes the attribute is depreciated, I know, roll</text:p>
      <text:p text:style-name="Standard">with it --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there are 6 elements</text:p>
      <text:p text:style-name="Standard">alert('Page contains ' + jQuery(document.getElementsByTagName('a')).length +</text:p>
      <text:p text:style-name="Standard">' &lt;a&gt; Elements, And has a '</text:p>
      <text:p text:style-name="Standard">+ jQuery(document.body).attr('bgcolor') + ' background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><text:s/>Selecting DOM Elements Within a Specified Context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<text:soft-page-break/>&lt;body&gt;</text:p>
      <text:p text:style-name="Standard">&lt;form&gt; type="checkbox" /&gt;</text:p>
      <text:p text:style-name="Standard">&lt;input name="" type="radio" /&gt;</text:p>
      <text:p text:style-name="Standard">&lt;input name="" type="text" /&gt;</text:p>
      <text:p text:style-name="Standard">&lt;input name="" type="button" /&gt;</text:p>
      <text:p text:style-name="Standard">&lt;input name="" </text:p>
      <text:p text:style-name="Standard">&lt;/form&gt; </text:p>
      <text:p text:style-name="Standard">&lt;form&gt; type="checkbox" /&gt;</text:p>
      <text:p text:style-name="Standard">&lt;input name="" type="radio" /&gt;</text:p>
      <text:p text:style-name="Standard">&lt;input name="" type="text" /&gt;</text:p>
      <text:p text:style-name="Standard">&lt;input name="" type="button" /&gt;</text:p>
      <text:p text:style-name="Standard">&lt;input name="" </text:p>
      <text:p text:style-name="Standard">&lt;/form&gt; </text:p>
      <text:p text:style-name="Standard">&lt;input type="checkbox" /&gt;</text:p>
      <text:p text:style-name="Standard">&lt;input type="radio" /&gt;</text:p>
      <text:p text:style-name="Standard">&lt;input type="text" /&gt;</text:p>
      <text:p text:style-name="Standard">&lt;input type="button" /&gt;</text:p>
      <text:p text:style-name="Standard">name=""</text:p>
      <text:p text:style-name="Standard">name=""</text:p>
      <text:p text:style-name="Standard">name=""</text:p>
      <text:p text:style-name="Standard">name=""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searches within all form elements, using a wrapper for context, alerts "8 inputs"</text:p>
      <text:p text:style-name="Standard">alert('selected ' + jQuery('input',$('form')).length + ' inputs');</text:p>
      <text:p text:style-name="Standard">//search with the first form element, using DOM reference as the context, alerts</text:p>
      <text:p text:style-name="Standard">//"4 inputs"</text:p>
      <text:p text:style-name="Standard">alert('selected' + jQuery('input',document.forms[0]).length + ' inputs');</text:p>
      <text:p text:style-name="Standard">//search within the body element for all input elements using an expression,</text:p>
      <text:p text:style-name="Standard">//alerts "12 inputs"</text:p>
      <text:p text:style-name="Standard">alert('selected' + jQuery('input','body').length + ' inputs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Filtering a Wrapper Set of DOM Elements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a href="#" class="external"&gt;link&lt;/a&gt;</text:p>
      <text:p text:style-name="Standard">&lt;a href="#" class="external"&gt;link&lt;/a&gt;</text:p>
      <text:p text:style-name="Standard">&lt;a href="#"&gt;&lt;/a&gt;</text:p>
      <text:p text:style-name="Standard">&lt;a href="#" class="external"&gt;link&lt;/a&gt;</text:p>
      <text:p text:style-name="Standard">&lt;a href="#" class="external"&gt;link&lt;/a&gt;</text:p>
      <text:p text:style-name="Standard">&lt;a href="#"&gt;&lt;/a&gt;&lt;/li&gt;</text:p>
      <text:p text:style-name="Standard"/>
      <text:p text:style-name="Standard"><text:soft-page-break/>&lt;a href="#"&gt;link&lt;/a&gt;</text:p>
      <text:p text:style-name="Standard">&lt;a href="#"&gt;link&lt;/a&gt;</text:p>
      <text:p text:style-name="Standard">&lt;a href="#"&gt;link&lt;/a&gt;</text:p>
      <text:p text:style-name="Standard">&lt;a href="#"&gt;link&lt;/a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4 left in the set</text:p>
      <text:p text:style-name="Standard">alert(jQuery('a').filter('.external').length + ' external links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>alert(</text:p>
      <text:p text:style-name="Standard">jQuery('a')</text:p>
      <text:p text:style-name="Standard">.filter(function(index){ return $(this).hasClass('external');})</text:p>
      <text:p text:style-name="Standard">.length + ' external links'</text:p>
      <text:p text:style-name="Standard">);</text:p>
      <text:p text:style-name="Standard"/>
      <text:p text:style-name="Standard">Finding Descendant Elements Within the Currently</text:p>
      <text:p text:style-name="Standard">Selected Wrapper Set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p&gt;Ut ad videntur facilisis &lt;em&gt;elit&lt;/em&gt; cum. Nibh insitam erat facit</text:p>
      <text:p text:style-name="Standard">&lt;em&gt;saepius&lt;/em&gt; magna. Nam ex liber iriure et imperdiet. Et mirum eros</text:p>
      <text:p text:style-name="Standard">iis te habent. &lt;/p&gt;</text:p>
      <text:p text:style-name="Standard">&lt;p&gt;Claram claritatem eu amet dignissim magna. Dignissim quam elit facer eros</text:p>
      <text:p text:style-name="Standard">illum. Et qui ex esse &lt;em&gt;tincidunt&lt;/em&gt; anteposuerit. Nulla nam odio ii</text:p>
      <text:p text:style-name="Standard">vulputate feugait.&lt;/p&gt;</text:p>
      <text:p text:style-name="Standard">&lt;p&gt;In quis &lt;em&gt;laoreet&lt;/em&gt; te legunt euismod. Claritatem &lt;em&gt;consuetudium&lt;/em&gt;</text:p>
      <text:p text:style-name="Standard">wisi sit velit facilisi.&lt;/p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total italic words found inside of &lt;p&gt; elements</text:p>
      <text:p text:style-name="Standard">alert('The three paragraphs in all contain ' +</text:p>
      <text:p text:style-name="Standard">jQuery('p').find('em').length + '</text:p>
      <text:p text:style-name="Standard">italic words');</text:p>
      <text:p text:style-name="Standard">&lt;/script&gt;</text:p>
      <text:p text:style-name="Standard">&lt;/body&gt;</text:p>
      <text:p text:style-name="Standard">&lt;/html&gt;</text:p>
      <text:p text:style-name="Standard">Keep in mind that we could have also written this code by passing a contextual reference</text:p>
      <text:p text:style-name="Standard">as a second parameter to the jQuery function:</text:p>
      <text:p text:style-name="Standard">alert('The three paragraphs in all contain ' + jQuery('em',$('p')).length +</text:p>
      <text:p text:style-name="Standard"><text:soft-page-break/>' italic words');</text:p>
      <text:p text:style-name="Standard"/>
      <text:p text:style-name="Standard"/>
      <text:p text:style-name="Standard">alert('The three paragraphs in all contain ' + jQuery('p em').length +</text:p>
      <text:p text:style-name="Standard">' italic words');</text:p>
      <text:p text:style-name="Standard"/>
      <text:p text:style-name="Standard">Returning to the Prior Selection Before a Destructive</text:p>
      <text:p text:style-name="Standard">Change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20:02:24</meta:creation-date>
    <dc:date>2014-06-09T20:48:16</dc:date>
    <meta:editing-duration>PT45M30S</meta:editing-duration>
    <meta:editing-cycles>19</meta:editing-cycles>
    <meta:generator>LibreOffice/3.5$Linux_x86 LibreOffice_project/350m1$Build-202</meta:generator>
    <meta:document-statistic meta:table-count="0" meta:image-count="0" meta:object-count="0" meta:page-count="8" meta:paragraph-count="330" meta:word-count="1055" meta:character-count="9606" meta:non-whitespace-character-count="8549"/>
  </office:meta>
</office:document-meta>
</file>